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3" style:family="table">
      <style:table-properties style:width="2.8111in" table:align="left"/>
    </style:style>
    <style:style style:name="Таблиця23.A" style:family="table-column">
      <style:table-column-properties style:column-width="0.7028in"/>
    </style:style>
    <style:style style:name="Таблиця2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3.D1" style:family="table-cell">
      <style:table-cell-properties fo:padding="0.0382in" fo:border="0.5pt solid #000000" style:writing-mode="page"/>
    </style:style>
    <style:style style:name="Таблиця2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3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24" style:family="table">
      <style:table-properties style:width="2.8111in" table:align="left"/>
    </style:style>
    <style:style style:name="Таблиця24.A" style:family="table-column">
      <style:table-column-properties style:column-width="0.7028in"/>
    </style:style>
    <style:style style:name="Таблиця2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4.D1" style:family="table-cell">
      <style:table-cell-properties fo:padding="0.0382in" fo:border="0.5pt solid #000000" style:writing-mode="page"/>
    </style:style>
    <style:style style:name="Таблиця2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4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8" style:family="table">
      <style:table-properties style:width="6.6931in" table:align="margins"/>
    </style:style>
    <style:style style:name="Таблиця8.A" style:family="table-column">
      <style:table-column-properties style:column-width="0.6694in" style:rel-column-width="6553*"/>
    </style:style>
    <style:style style:name="Таблиця8.J" style:family="table-column">
      <style:table-column-properties style:column-width="0.6694in" style:rel-column-width="6558*"/>
    </style:style>
    <style:style style:name="Таблиця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8.J1" style:family="table-cell">
      <style:table-cell-properties fo:padding="0.0382in" fo:border="0.5pt solid #000000" style:writing-mode="page"/>
    </style:style>
    <style:style style:name="Таблиця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8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1" style:family="table">
      <style:table-properties style:width="5.3125in" table:align="left"/>
    </style:style>
    <style:style style:name="Таблиця11.A" style:family="table-column">
      <style:table-column-properties style:column-width="0.6688in"/>
    </style:style>
    <style:style style:name="Таблиця11.B" style:family="table-column">
      <style:table-column-properties style:column-width="0.6694in"/>
    </style:style>
    <style:style style:name="Таблиця11.H" style:family="table-column">
      <style:table-column-properties style:column-width="0.6278in"/>
    </style:style>
    <style:style style:name="Таблиця1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1.H1" style:family="table-cell">
      <style:table-cell-properties fo:padding="0.0382in" fo:border="0.5pt solid #000000" style:writing-mode="page"/>
    </style:style>
    <style:style style:name="Таблиця1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1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b53ca"/>
    </style:style>
    <style:style style:name="P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ba4a7"/>
    </style:style>
    <style:style style:name="P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d3dcd"/>
    </style:style>
    <style:style style:name="P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e524e"/>
    </style:style>
    <style:style style:name="P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f1685"/>
    </style:style>
    <style:style style:name="P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13dc4"/>
    </style:style>
    <style:style style:name="P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21611"/>
    </style:style>
    <style:style style:name="P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5a51d"/>
    </style:style>
    <style:style style:name="P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67400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1f1685" style:font-size-asian="12pt" style:font-name-complex="Times New Roman1" style:font-size-complex="12pt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f1685" style:font-size-asian="12pt" style:font-name-complex="Times New Roman1" style:font-size-complex="12pt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23c2c5" style:font-size-asian="12pt" style:font-size-complex="12pt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1f1685" style:font-size-asian="12pt" style:font-name-complex="Times New Roman1" style:font-size-complex="12pt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5a51d" style:font-size-asian="12pt" style:font-name-complex="Times New Roman1" style:font-size-complex="12pt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67400" style:font-size-asian="12pt" style:font-name-complex="Times New Roman1" style:font-size-complex="12pt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267400" style:font-name-asian="Times New Roman1" style:font-size-asian="12pt" style:font-name-complex="Times New Roman1" style:font-size-complex="12pt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2745f2" style:font-name-asian="Times New Roman1" style:font-size-asian="12pt" style:font-name-complex="Times New Roman1" style:font-size-complex="12pt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language="uk" fo:country="UA" officeooo:rsid="000b11cd" officeooo:paragraph-rsid="001d3dcd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1d3dcd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language="uk" fo:country="UA" officeooo:paragraph-rsid="0017c129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13dc4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67400" style:font-size-asian="12pt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2745f2" style:font-size-asian="12pt" style:font-name-complex="Times New Roman1" style:font-size-complex="12pt"/>
    </style:style>
    <style:style style:name="P24" style:family="paragraph" style:parent-style-name="Standard">
      <style:paragraph-properties fo:text-align="justify" style:justify-single-word="false"/>
      <style:text-properties officeooo:rsid="000b11cd" officeooo:paragraph-rsid="0017c129"/>
    </style:style>
    <style:style style:name="P25" style:family="paragraph" style:parent-style-name="Standard">
      <style:text-properties officeooo:rsid="000b11cd" officeooo:paragraph-rsid="0017c129"/>
    </style:style>
    <style:style style:name="P26" style:family="paragraph" style:parent-style-name="Standard">
      <style:text-properties officeooo:rsid="000b11cd" officeooo:paragraph-rsid="002745f2"/>
    </style:style>
    <style:style style:name="P27" style:family="paragraph" style:parent-style-name="Standard">
      <style:paragraph-properties fo:text-align="justify" style:justify-single-word="false"/>
      <style:text-properties officeooo:paragraph-rsid="001f1685"/>
    </style:style>
    <style:style style:name="P28" style:family="paragraph" style:parent-style-name="Standard">
      <style:paragraph-properties fo:text-align="justify" style:justify-single-word="false"/>
      <style:text-properties style:font-name="Times New Roman1" fo:font-size="12pt" officeooo:paragraph-rsid="001f1685" style:font-size-asian="12pt" style:font-name-complex="Times New Roman1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1" fo:font-size="12pt" officeooo:paragraph-rsid="00267400" style:font-size-asian="12pt" style:font-size-complex="12pt"/>
    </style:style>
    <style:style style:name="P30" style:family="paragraph" style:parent-style-name="Standard">
      <style:text-properties style:font-name="Times New Roman1" fo:font-size="12pt" fo:language="uk" fo:country="UA" officeooo:rsid="000b11cd" officeooo:paragraph-rsid="0023c2c5" style:font-size-asian="12pt" style:font-name-complex="Times New Roman1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1" officeooo:paragraph-rsid="001f1685"/>
    </style:style>
    <style:style style:name="P32" style:family="paragraph" style:parent-style-name="Standard">
      <style:paragraph-properties fo:text-align="center" style:justify-single-word="false"/>
      <style:text-properties fo:language="uk" fo:country="UA" officeooo:rsid="000b11cd" officeooo:paragraph-rsid="0017c129"/>
    </style:style>
    <style:style style:name="P33" style:family="paragraph" style:parent-style-name="Standard">
      <style:text-properties fo:language="uk" fo:country="UA" officeooo:rsid="000b11cd" officeooo:paragraph-rsid="0017c129"/>
    </style:style>
    <style:style style:name="P34" style:family="paragraph" style:parent-style-name="Standard">
      <style:text-properties officeooo:paragraph-rsid="002745f2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fo:language="uk" fo:country="UA" officeooo:paragraph-rsid="0017c129" style:font-size-asian="12pt" style:font-name-complex="Times New Roman1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2pt" fo:language="uk" fo:country="UA" officeooo:rsid="0017c129" officeooo:paragraph-rsid="0017c129" style:font-size-asian="12pt" style:font-name-complex="Times New Roman1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2pt" fo:language="uk" fo:country="UA" officeooo:rsid="001b07ba" officeooo:paragraph-rsid="0017c129" style:font-size-asian="12pt" style:font-name-complex="Times New Roman1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2pt" fo:language="uk" fo:country="UA" officeooo:paragraph-rsid="0017c129" style:font-name-asian="Noto Sans CJK SC Regular" style:font-size-asian="12pt" style:font-name-complex="Times New Roman1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2pt" officeooo:rsid="001ace56" officeooo:paragraph-rsid="00267400" style:font-name-asian="Times New Roman1" style:font-size-asian="12pt" style:font-name-complex="Times New Roman1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officeooo:rsid="001fcb97" officeooo:paragraph-rsid="002745f2" style:font-name-asian="Times New Roman1" style:font-size-asian="12pt" style:font-name-complex="Times New Roman1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officeooo:rsid="00206c90" officeooo:paragraph-rsid="002745f2" style:font-name-asian="Times New Roman1" style:font-size-asian="12pt" style:font-name-complex="Times New Roman1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language="uk" fo:country="UA" officeooo:paragraph-rsid="0017c129"/>
    </style:style>
    <style:style style:name="P4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9f957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1a98e3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0d04ba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0b1a62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27f0bb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22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3999db" style:font-name-asian="Symbol" style:font-size-asian="12pt" style:font-style-asian="normal" style:font-name-complex="Times New Roman1" style:font-size-complex="12pt" style:font-style-complex="normal"/>
    </style:style>
    <style:style style:name="T26" style:family="text">
      <style:text-properties style:text-position="0% 100%" style:font-name="Times New Roman1" fo:font-size="12pt" fo:letter-spacing="normal" fo:font-style="normal" officeooo:rsid="003999db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38cecc" style:font-name-asian="Symbol" style:font-size-asian="12pt" style:font-style-asian="normal" style:font-name-complex="Times New Roman1" style:font-size-complex="12pt"/>
    </style:style>
    <style:style style:name="T28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29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1e524e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123d93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1e7f6e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0ebab3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1f1685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493772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221611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23c2c5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officeooo:rsid="0014f71f" style:font-name-asian="Symbol" style:font-size-asian="12pt" style:font-style-asian="normal" style:font-name-complex="Times New Roman1" style:font-size-complex="12pt"/>
    </style:style>
    <style:style style:name="T42" style:family="text">
      <style:text-properties style:text-position="0% 100%" style:font-name="Times New Roman1" fo:font-size="12pt" fo:letter-spacing="normal" fo:font-style="normal" officeooo:rsid="00267400" style:font-name-asian="Symbol" style:font-size-asian="12pt" style:font-style-asian="normal" style:font-name-complex="Times New Roman1" style:font-size-complex="12pt"/>
    </style:style>
    <style:style style:name="T43" style:family="text">
      <style:text-properties style:text-position="0% 100%" style:font-name="Times New Roman1" fo:font-size="12pt" fo:letter-spacing="normal" fo:font-style="normal" officeooo:rsid="0029f957" style:font-name-asian="Symbol" style:font-size-asian="12pt" style:font-style-asian="normal" style:font-name-complex="Times New Roman1" style:font-size-complex="12pt"/>
    </style:style>
    <style:style style:name="T44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45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46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47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8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9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50" style:family="text">
      <style:text-properties style:text-position="0% 100%" style:font-name="Times New Roman1" fo:font-size="12pt" fo:letter-spacing="normal" fo:language="uk" fo:country="UA" fo:font-style="normal" officeooo:rsid="000dc07e" style:font-name-asian="Symbol" style:font-size-asian="12pt" style:font-style-asian="normal" style:font-name-complex="Times New Roman1" style:font-size-complex="12pt"/>
    </style:style>
    <style:style style:name="T51" style:family="text">
      <style:text-properties style:text-position="0% 100%" style:font-name="Times New Roman1" fo:font-size="12pt" fo:letter-spacing="normal" fo:language="uk" fo:country="UA" fo:font-style="normal" officeooo:rsid="0012ae43" style:font-name-asian="Symbol" style:font-size-asian="12pt" style:font-style-asian="normal" style:font-name-complex="Times New Roman1" style:font-size-complex="12pt"/>
    </style:style>
    <style:style style:name="T52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53" style:family="text">
      <style:text-properties style:text-position="0% 100%" style:font-name="Times New Roman1" fo:font-size="12pt" fo:letter-spacing="normal" fo:language="uk" fo:country="UA" fo:font-style="normal" officeooo:rsid="002216fd" style:font-name-asian="Symbol" style:font-size-asian="12pt" style:font-style-asian="normal" style:font-name-complex="Times New Roman1" style:font-size-complex="12pt"/>
    </style:style>
    <style:style style:name="T54" style:family="text">
      <style:text-properties style:text-position="0% 100%" style:font-name="Times New Roman1" fo:font-size="12pt" fo:letter-spacing="normal" fo:language="uk" fo:country="UA" fo:font-style="normal" officeooo:rsid="0035bbe5" style:font-name-asian="Symbol" style:font-size-asian="12pt" style:font-style-asian="normal" style:font-name-complex="Times New Roman1" style:font-size-complex="12pt"/>
    </style:style>
    <style:style style:name="T55" style:family="text">
      <style:text-properties style:text-position="0% 100%" style:font-name="Times New Roman1" fo:font-size="12pt" fo:letter-spacing="normal" fo:language="uk" fo:country="UA" fo:font-style="normal" officeooo:rsid="003318d6" style:font-name-asian="Symbol" style:font-size-asian="12pt" style:font-style-asian="normal" style:font-name-complex="Times New Roman1" style:font-size-complex="12pt"/>
    </style:style>
    <style:style style:name="T56" style:family="text">
      <style:text-properties style:text-position="0% 100%" style:font-name="Times New Roman1" fo:font-size="12pt" fo:letter-spacing="normal" fo:language="uk" fo:country="UA" fo:font-style="normal" officeooo:rsid="003482b3" style:font-name-asian="Symbol" style:font-size-asian="12pt" style:font-style-asian="normal" style:font-name-complex="Times New Roman1" style:font-size-complex="12pt"/>
    </style:style>
    <style:style style:name="T57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58" style:family="text">
      <style:text-properties style:text-position="0% 100%" style:font-name="Times New Roman1" fo:font-size="12pt" fo:letter-spacing="normal" fo:language="uk" fo:country="UA" fo:font-style="normal" officeooo:rsid="0024fc00" style:font-name-asian="Symbol" style:font-size-asian="12pt" style:font-style-asian="normal" style:font-name-complex="Times New Roman1" style:font-size-complex="12pt"/>
    </style:style>
    <style:style style:name="T59" style:family="text">
      <style:text-properties style:text-position="0% 100%" style:font-name="Times New Roman1" fo:font-size="12pt" fo:letter-spacing="normal" fo:language="uk" fo:country="UA" fo:font-style="normal" officeooo:rsid="00267400" style:font-name-asian="Symbol" style:font-size-asian="12pt" style:font-style-asian="normal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1" style:font-size-complex="12pt"/>
    </style:style>
    <style:style style:name="T61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62" style:family="text">
      <style:text-properties style:text-position="0% 100%" style:font-name="Times New Roman1" fo:font-size="12pt" fo:letter-spacing="normal" fo:language="uk" fo:country="UA" fo:font-style="normal" officeooo:rsid="001ba4a7" style:font-name-asian="Times New Roman" style:font-size-asian="12pt" style:font-style-asian="normal" style:font-name-complex="Times New Roman" style:font-size-complex="12pt"/>
    </style:style>
    <style:style style:name="T63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64" style:family="text">
      <style:text-properties style:text-position="0% 100%" style:font-name="Times New Roman1" fo:font-size="12pt" fo:letter-spacing="normal" fo:font-style="italic" officeooo:rsid="001823a6" style:font-name-asian="Times New Roman1" style:font-size-asian="12pt" style:font-style-asian="italic" style:font-name-complex="Times New Roman1" style:font-size-complex="12pt" style:font-style-complex="italic"/>
    </style:style>
    <style:style style:name="T65" style:family="text">
      <style:text-properties style:text-position="0% 100%" style:font-name="Times New Roman1" fo:font-size="12pt" fo:letter-spacing="normal" fo:font-style="italic" officeooo:rsid="001823a6" style:font-size-asian="12pt" style:font-style-asian="italic" style:font-name-complex="Times New Roman1" style:font-size-complex="12pt" style:font-style-complex="italic"/>
    </style:style>
    <style:style style:name="T66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67" style:family="text">
      <style:text-properties style:text-position="0% 100%" style:font-name="Times New Roman1" fo:font-size="12pt" fo:letter-spacing="normal" officeooo:rsid="002b871e" style:font-size-asian="12pt" style:font-name-complex="Times New Roman1" style:font-size-complex="12pt"/>
    </style:style>
    <style:style style:name="T68" style:family="text">
      <style:text-properties style:text-position="0% 100%" style:font-name="Times New Roman1" fo:font-size="12pt" fo:letter-spacing="normal" officeooo:rsid="000ebab3" style:font-size-asian="12pt" style:font-name-complex="Times New Roman1" style:font-size-complex="12pt"/>
    </style:style>
    <style:style style:name="T69" style:family="text">
      <style:text-properties style:text-position="0% 100%" style:font-name="Times New Roman1" fo:font-size="12pt" fo:letter-spacing="normal" officeooo:rsid="001823a6" style:font-size-asian="12pt" style:font-name-complex="Times New Roman1" style:font-size-complex="12pt"/>
    </style:style>
    <style:style style:name="T70" style:family="text">
      <style:text-properties style:text-position="0% 100%" style:font-name="Times New Roman1" fo:font-size="12pt" style:font-size-asian="12pt" style:font-name-complex="Times New Roman1" style:font-size-complex="12pt"/>
    </style:style>
    <style:style style:name="T71" style:family="text">
      <style:text-properties style:text-position="0% 100%" style:font-name="Times New Roman1" fo:font-size="12pt" officeooo:rsid="0019bef0" style:font-size-asian="12pt" style:font-name-complex="Times New Roman1" style:font-size-complex="12pt"/>
    </style:style>
    <style:style style:name="T72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73" style:family="text">
      <style:text-properties style:text-position="0% 100%" style:font-name="Times New Roman" fo:font-size="12pt" fo:letter-spacing="normal" fo:language="uk" fo:country="UA" fo:font-style="normal" officeooo:rsid="0021afde" style:font-name-asian="Symbol" style:font-size-asian="12pt" style:font-style-asian="normal" style:font-name-complex="Times New Roman1" style:font-size-complex="12pt"/>
    </style:style>
    <style:style style:name="T74" style:family="text">
      <style:text-properties officeooo:rsid="000c911a"/>
    </style:style>
    <style:style style:name="T75" style:family="text">
      <style:text-properties style:font-name="Times New Roman" officeooo:rsid="000f3f0e"/>
    </style:style>
    <style:style style:name="T76" style:family="text">
      <style:text-properties style:font-name="Times New Roman1" fo:font-size="12pt" style:font-size-asian="12pt" style:font-name-complex="Times New Roman1" style:font-size-complex="12pt"/>
    </style:style>
    <style:style style:name="T77" style:family="text">
      <style:text-properties style:font-name="Times New Roman1" fo:font-size="12pt" officeooo:rsid="0028aedd" style:font-size-asian="12pt" style:font-name-complex="Times New Roman1" style:font-size-complex="12pt"/>
    </style:style>
    <style:style style:name="T78" style:family="text">
      <style:text-properties style:font-name="Times New Roman1" fo:font-size="12pt" officeooo:rsid="002aa8d0" style:font-size-asian="12pt" style:font-name-complex="Times New Roman1" style:font-size-complex="12pt"/>
    </style:style>
    <style:style style:name="T79" style:family="text">
      <style:text-properties style:font-name="Times New Roman1" fo:font-size="12pt" fo:letter-spacing="normal" style:font-size-asian="12pt" style:font-name-complex="Times New Roman1" style:font-size-complex="12pt"/>
    </style:style>
    <style:style style:name="T80" style:family="text">
      <style:text-properties style:font-name="Times New Roman1" fo:font-size="12pt" fo:font-style="italic" style:font-size-asian="12pt" style:font-style-asian="italic" style:font-name-complex="Times New Roman1" style:font-size-complex="12pt" style:font-style-complex="italic"/>
    </style:style>
    <style:style style:name="T81" style:family="text">
      <style:text-properties style:font-name="Times New Roman1" fo:font-size="12pt" fo:language="uk" fo:country="UA" officeooo:rsid="001823a6" style:font-size-asian="12pt" style:font-name-complex="Times New Roman1" style:font-size-complex="12pt"/>
    </style:style>
    <style:style style:name="T82" style:family="text">
      <style:text-properties style:font-name="Times New Roman1" fo:font-size="12pt" fo:language="uk" fo:country="UA" fo:font-style="italic" officeooo:rsid="001823a6" style:font-size-asian="12pt" style:font-style-asian="italic" style:font-name-complex="Times New Roman1" style:font-size-complex="12pt" style:font-style-complex="italic"/>
    </style:style>
    <style:style style:name="T83" style:family="text">
      <style:text-properties style:text-position="sub 58%"/>
    </style:style>
    <style:style style:name="T84" style:family="text">
      <style:text-properties style:text-position="sub 58%" style:font-name="Times New Roman1" fo:font-size="12pt" style:font-size-asian="12pt" style:font-name-complex="Times New Roman1" style:font-size-complex="12pt"/>
    </style:style>
    <style:style style:name="T85" style:family="text">
      <style:text-properties style:text-position="sub 58%" style:font-name="Times New Roman1" fo:font-size="12pt" officeooo:rsid="0019391b" style:font-size-asian="12pt" style:font-name-complex="Times New Roman1" style:font-size-complex="12pt"/>
    </style:style>
    <style:style style:name="T86" style:family="text">
      <style:text-properties style:text-position="sub 58%" style:font-name="Times New Roman1" fo:font-size="12pt" officeooo:rsid="0017c129" style:font-size-asian="12pt" style:font-name-complex="Times New Roman1" style:font-size-complex="12pt"/>
    </style:style>
    <style:style style:name="T87" style:family="text">
      <style:text-properties style:text-position="sub 58%" style:font-name="Times New Roman1" fo:font-size="12pt" officeooo:rsid="0019bef0" style:font-size-asian="12pt" style:font-name-complex="Times New Roman1" style:font-size-complex="12pt"/>
    </style:style>
    <style:style style:name="T88" style:family="text">
      <style:text-properties style:text-position="sub 58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89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90" style:family="text">
      <style:text-properties style:text-position="sub 58%" style:font-name="Times New Roman1" fo:font-size="12pt" fo:letter-spacing="normal" fo:language="uk" fo:country="UA" fo:font-style="normal" officeooo:rsid="002216fd" style:font-name-asian="Symbol" style:font-size-asian="12pt" style:font-style-asian="normal" style:font-name-complex="Times New Roman1" style:font-size-complex="12pt"/>
    </style:style>
    <style:style style:name="T91" style:family="text">
      <style:text-properties style:text-position="sub 58%" style:font-name="Times New Roman1" fo:font-size="12pt" fo:letter-spacing="normal" fo:language="uk" fo:country="UA" fo:font-style="normal" officeooo:rsid="00244f71" style:font-name-asian="Symbol" style:font-size-asian="12pt" style:font-style-asian="normal" style:font-name-complex="Times New Roman1" style:font-size-complex="12pt"/>
    </style:style>
    <style:style style:name="T92" style:family="text">
      <style:text-properties style:text-position="sub 58%" style:font-name="Times New Roman1" fo:font-size="12pt" fo:letter-spacing="normal" fo:language="uk" fo:country="UA" fo:font-style="normal" officeooo:rsid="001ace56" style:font-name-asian="Symbol" style:font-size-asian="12pt" style:font-style-asian="normal" style:font-name-complex="Times New Roman1" style:font-size-complex="12pt"/>
    </style:style>
    <style:style style:name="T93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94" style:family="text">
      <style:text-properties style:text-position="sub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95" style:family="text">
      <style:text-properties style:text-position="sub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96" style:family="text">
      <style:text-properties style:text-position="sub 58%" style:font-name="Times New Roman1" fo:font-size="12pt" fo:letter-spacing="normal" fo:font-style="normal" officeooo:rsid="0038cecc" style:font-name-asian="Symbol" style:font-size-asian="12pt" style:font-style-asian="normal" style:font-name-complex="Times New Roman1" style:font-size-complex="12pt"/>
    </style:style>
    <style:style style:name="T97" style:family="text">
      <style:text-properties style:text-position="sub 58%" style:font-name="Times New Roman1" fo:font-size="12pt" fo:letter-spacing="normal" fo:font-style="normal" officeooo:rsid="003999db" style:font-name-asian="Symbol" style:font-size-asian="12pt" style:font-style-asian="normal" style:font-name-complex="Times New Roman1" style:font-size-complex="12pt"/>
    </style:style>
    <style:style style:name="T98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99" style:family="text">
      <style:text-properties style:text-position="super 58%" style:font-name="Times New Roman1" fo:font-size="12pt" fo:letter-spacing="normal" fo:language="uk" fo:country="UA" fo:font-style="normal" officeooo:rsid="0035bbe5" style:font-name-asian="Symbol" style:font-size-asian="12pt" style:font-style-asian="normal" style:font-name-complex="Times New Roman1" style:font-size-complex="12pt"/>
    </style:style>
    <style:style style:name="T100" style:family="text">
      <style:text-properties style:text-position="super 58%" style:font-name="Times New Roman1" fo:font-size="12pt" fo:letter-spacing="normal" fo:language="uk" fo:country="UA" fo:font-style="normal" officeooo:rsid="002216fd" style:font-name-asian="Symbol" style:font-size-asian="12pt" style:font-style-asian="normal" style:font-name-complex="Times New Roman1" style:font-size-complex="12pt"/>
    </style:style>
    <style:style style:name="T101" style:family="text">
      <style:text-properties style:text-position="super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102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03" style:family="text">
      <style:text-properties style:text-position="super 58%" style:font-name="Times New Roman1" fo:font-size="12pt" fo:letter-spacing="normal" fo:font-style="normal" officeooo:rsid="0038cecc" style:font-name-asian="Symbol" style:font-size-asian="12pt" style:font-style-asian="normal" style:font-name-complex="Times New Roman1" style:font-size-complex="12pt"/>
    </style:style>
    <style:style style:name="T104" style:family="text">
      <style:text-properties style:text-position="super 58%" style:font-name="Times New Roman1" fo:font-size="12pt" fo:letter-spacing="normal" fo:font-style="normal" officeooo:rsid="003999db" style:font-name-asian="Symbol" style:font-size-asian="12pt" style:font-style-asian="normal" style:font-name-complex="Times New Roman1" style:font-size-complex="12pt"/>
    </style:style>
    <style:style style:name="T105" style:family="text">
      <style:text-properties style:text-position="super 58%" style:font-name="Times New Roman1" fo:font-size="12pt" style:font-size-asian="12pt" style:font-name-complex="Times New Roman1" style:font-size-complex="12pt"/>
    </style:style>
    <style:style style:name="T106" style:family="text">
      <style:text-properties style:text-position="super 58%" fo:font-size="12pt" style:font-size-asian="12pt" style:font-name-complex="Times New Roman1" style:font-size-complex="12pt"/>
    </style:style>
    <style:style style:name="T107" style:family="text">
      <style:text-properties fo:language="uk" fo:country="UA"/>
    </style:style>
    <style:style style:name="T108" style:family="text">
      <style:text-properties fo:language="uk" fo:country="UA" officeooo:rsid="001823a6"/>
    </style:style>
    <style:style style:name="T109" style:family="text">
      <style:text-properties fo:language="uk" fo:country="UA" officeooo:rsid="002bdf2f"/>
    </style:style>
    <style:style style:name="T110" style:family="text">
      <style:text-properties fo:language="uk" fo:country="UA" officeooo:rsid="0028aedd"/>
    </style:style>
    <style:style style:name="T111" style:family="text">
      <style:text-properties fo:font-size="12pt" style:font-size-asian="12pt" style:font-name-complex="Times New Roman1" style:font-size-complex="12pt"/>
    </style:style>
    <style:style style:name="T112" style:family="text">
      <style:text-properties fo:font-size="12pt" officeooo:rsid="0028aedd" style:font-size-asian="12pt" style:font-name-complex="Times New Roman1" style:font-size-complex="12pt"/>
    </style:style>
    <style:style style:name="T113" style:family="text">
      <style:text-properties officeooo:rsid="00213dc4"/>
    </style:style>
    <style:style style:name="T114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  <style:style style:name="T115" style:family="text">
      <style:text-properties officeooo:rsid="0014f71f"/>
    </style:style>
    <style:style style:name="T116" style:family="text">
      <style:text-properties officeooo:rsid="002674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Варіант №<text:span text:style-name="T113">927</text:span></text:p>
      <text:p text:style-name="P3"><text:span text:style-name="Основной_20_текст4"><text:span text:style-name="T3">Застереження. </text:span></text:span></text:p>
      <text:p text:style-name="P3"><text:span text:style-name="Основной_20_текст4"><text:span text:style-name="T4">І. </text:span></text:span><text:span text:style-name="Основной_20_текст4"><text:span text:style-name="T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5">(кожен крок рішення у нетривіальних випадках повинен бути пояснений, </text:span></text:span><text:span text:style-name="Основной_20_текст4"><text:span text:style-name="T6">насамперед – у задачах №6-№</text:span></text:span><text:span text:style-name="Основной_20_текст4"><text:span text:style-name="T43">24</text:span></text:span><text:span text:style-name="Основной_20_текст4"><text:span text:style-name="T5">)</text:span></text:span><text:span text:style-name="Основной_20_текст4"><text:span text:style-name="T3"> і чіткість </text:span></text:span><text:span text:style-name="Основной_20_текст4"><text:span text:style-name="T7">міркувань; 3) оригінальність рішення (</text:span></text:span><text:span text:style-name="Основной_20_текст4"><text:span text:style-name="T8">зокрема,</text:span></text:span><text:span text:style-name="Основной_20_текст4"><text:span text:style-name="T7"> по відношенню до робіт </text:span></text:span><text:span text:style-name="Основной_20_текст4"><text:span text:style-name="T9">своїх колег</text:span></text:span><text:span text:style-name="Основной_20_текст4"><text:span text:style-name="T7">); 4) акуратність роботи </text:span></text:span><text:span text:style-name="Основной_20_текст4"><text:span text:style-name="T5">(</text:span></text:span><text:span text:style-name="Основной_20_текст4"><text:span text:style-name="T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5">(якщо писати каліграфічно не можете – пишіть друкованими символами</text:span></text:span><text:span text:style-name="Основной_20_текст4"><text:span text:style-name="T7">), </text:span></text:span><text:span text:style-name="Основной_20_текст4"><text:span text:style-name="T5">без незрозумілих скорочень).</text:span></text:span></text:p>
      <text:p text:style-name="P19"><text:span text:style-name="Основной_20_текст4"><text:span text:style-name="T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10">(за запізнення оцінка зменшується у залежності від </text:span></text:span><text:span text:style-name="Основной_20_текст4"><text:span text:style-name="T11">величини </text:span></text:span><text:span text:style-name="Основной_20_текст4"><text:span text:style-name="T10">часу запізнення)</text:span></text:span><text:span text:style-name="Основной_20_текст4"><text:span text:style-name="T4">. </text:span></text:span><text:span text:style-name="Основной_20_текст4"><text:span text:style-name="T1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11">і номер варіанту</text:span></text:span><text:span text:style-name="Основной_20_текст4"><text:span text:style-name="T10">.</text:span></text:span></text:p>
      <text:p text:style-name="P18"><text:span text:style-name="Основной_20_текст4"><text:span text:style-name="T2"/></text:span></text:p>
      <text:p text:style-name="P25"><text:span text:style-name="T107">1. </text:span><text:span text:style-name="Основной_20_текст4"><text:span text:style-name="T49">Побудувати автомат Мілі, еквівалентний заданому автомату Мура:</text:span></text:span></text:p>
      <text:p text:style-name="P25"><text:span text:style-name="Основной_20_текст4"><text:span text:style-name="T49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5"/>
          </table:table-cell>
          <table:table-cell table:style-name="Таблиця3.A1" office:value-type="string">
            <text:p text:style-name="P36">1</text:p>
          </table:table-cell>
          <table:table-cell table:style-name="Таблиця3.A1" office:value-type="string">
            <text:p text:style-name="P37">2</text:p>
          </table:table-cell>
          <table:table-cell table:style-name="Таблиця3.A1" office:value-type="string">
            <text:p text:style-name="P37">1</text:p>
          </table:table-cell>
          <table:table-cell table:style-name="Таблиця3.E1" office:value-type="string">
            <text:p text:style-name="P36">2</text:p>
          </table:table-cell>
        </table:table-row>
        <table:table-row table:style-name="Таблиця3.1">
          <table:table-cell table:style-name="Таблиця3.A2" office:value-type="string">
            <text:p text:style-name="P38"><text:span text:style-name="T74">δ</text:span>/<text:span text:style-name="T75">μ</text:span></text:p>
          </table:table-cell>
          <table:table-cell table:style-name="Таблиця3.A2" office:value-type="string">
            <text:p text:style-name="P42"><text:span text:style-name="T76">a</text:span><text:span text:style-name="T84">1</text:span></text:p>
          </table:table-cell>
          <table:table-cell table:style-name="Таблиця3.A2" office:value-type="string">
            <text:p text:style-name="P42"><text:span text:style-name="T76">a</text:span><text:span text:style-name="T84">2</text:span></text:p>
          </table:table-cell>
          <table:table-cell table:style-name="Таблиця3.A2" office:value-type="string">
            <text:p text:style-name="P42"><text:span text:style-name="T76">a</text:span><text:span text:style-name="T84">3</text:span></text:p>
          </table:table-cell>
          <table:table-cell table:style-name="Таблиця3.E2" office:value-type="string">
            <text:p text:style-name="P42"><text:span text:style-name="T76">a</text:span><text:span text:style-name="T84">4</text:span></text:p>
          </table:table-cell>
        </table:table-row>
        <table:table-row table:style-name="Таблиця3.1">
          <table:table-cell table:style-name="Таблиця3.A2" office:value-type="string">
            <text:p text:style-name="P42"><text:span text:style-name="T70">x</text:span><text:span text:style-name="T84">1</text:span></text:p>
          </table:table-cell>
          <table:table-cell table:style-name="Таблиця3.A2" office:value-type="string">
            <text:p text:style-name="P42"><text:span text:style-name="T70">a</text:span><text:span text:style-name="T85">1</text:span></text:p>
          </table:table-cell>
          <table:table-cell table:style-name="Таблиця3.A2" office:value-type="string">
            <text:p text:style-name="P42"><text:span text:style-name="T70">a</text:span><text:span text:style-name="T86">3</text:span></text:p>
          </table:table-cell>
          <table:table-cell table:style-name="Таблиця3.A2" office:value-type="string">
            <text:p text:style-name="P42"><text:span text:style-name="T70">a</text:span><text:span text:style-name="T84">4</text:span></text:p>
          </table:table-cell>
          <table:table-cell table:style-name="Таблиця3.E2" office:value-type="string">
            <text:p text:style-name="P42"><text:span text:style-name="T70">a</text:span><text:span text:style-name="T84">3</text:span></text:p>
          </table:table-cell>
        </table:table-row>
        <table:table-row table:style-name="Таблиця3.1">
          <table:table-cell table:style-name="Таблиця3.A2" office:value-type="string">
            <text:p text:style-name="P42"><text:span text:style-name="T70">x</text:span><text:span text:style-name="T84">2</text:span></text:p>
          </table:table-cell>
          <table:table-cell table:style-name="Таблиця3.A2" office:value-type="string">
            <text:p text:style-name="P42"><text:span text:style-name="T70">a</text:span><text:span text:style-name="T84">4</text:span></text:p>
          </table:table-cell>
          <table:table-cell table:style-name="Таблиця3.A2" office:value-type="string">
            <text:p text:style-name="P42"><text:span text:style-name="T70">a</text:span><text:span text:style-name="T85">2</text:span></text:p>
          </table:table-cell>
          <table:table-cell table:style-name="Таблиця3.A2" office:value-type="string">
            <text:p text:style-name="P42"><text:span text:style-name="T70">a</text:span><text:span text:style-name="T84">2</text:span></text:p>
          </table:table-cell>
          <table:table-cell table:style-name="Таблиця3.E2" office:value-type="string">
            <text:p text:style-name="P42"><text:span text:style-name="T70">a</text:span><text:span text:style-name="T84">1</text:span></text:p>
          </table:table-cell>
        </table:table-row>
      </table:table>
      <text:p text:style-name="P33"/>
      <text:p text:style-name="P26"><text:span text:style-name="Основной_20_текст4"><text:span text:style-name="T50">2. </text:span></text:span><text:span text:style-name="Основной_20_текст4"><text:span text:style-name="T49">Побудувати автомат Мура, еквiвалентний заданому автомату Мiлi:</text:span></text:span></text:p>
      <text:p text:style-name="P23"/>
      <table:table table:name="Таблиця23" table:style-name="Таблиця23">
        <table:table-column table:style-name="Таблиця23.A" table:number-columns-repeated="4"/>
        <table:table-row table:style-name="TableLine94281278558560">
          <table:table-cell table:style-name="Таблиця23.A1" office:value-type="string">
            <text:p text:style-name="P17"><text:span text:style-name="Основной_20_текст4"><text:span text:style-name="T49">δ</text:span></text:span></text:p>
          </table:table-cell>
          <table:table-cell table:style-name="Таблиця23.A1" office:value-type="string">
            <text:p text:style-name="P40">1</text:p>
          </table:table-cell>
          <table:table-cell table:style-name="Таблиця23.A1" office:value-type="string">
            <text:p text:style-name="P40">2</text:p>
          </table:table-cell>
          <table:table-cell table:style-name="Таблиця23.D1" office:value-type="string">
            <text:p text:style-name="P40">3</text:p>
          </table:table-cell>
        </table:table-row>
        <table:table-row table:style-name="TableLine94281294786560">
          <table:table-cell table:style-name="Таблиця23.A2" office:value-type="string">
            <text:p text:style-name="P40">х<text:span text:style-name="T83">1</text:span></text:p>
          </table:table-cell>
          <table:table-cell table:style-name="Таблиця23.A2" office:value-type="string">
            <text:p text:style-name="P41">2</text:p>
          </table:table-cell>
          <table:table-cell table:style-name="Таблиця23.A2" office:value-type="string">
            <text:p text:style-name="P41">1</text:p>
          </table:table-cell>
          <table:table-cell table:style-name="Таблиця23.D2" office:value-type="string">
            <text:p text:style-name="P41">3</text:p>
          </table:table-cell>
        </table:table-row>
        <table:table-row table:style-name="TableLine94281330996768">
          <table:table-cell table:style-name="Таблиця23.A2" office:value-type="string">
            <text:p text:style-name="P40">х<text:span text:style-name="T83">2</text:span></text:p>
          </table:table-cell>
          <table:table-cell table:style-name="Таблиця23.A2" office:value-type="string">
            <text:p text:style-name="P41">1</text:p>
          </table:table-cell>
          <table:table-cell table:style-name="Таблиця23.A2" office:value-type="string">
            <text:p text:style-name="P41">3</text:p>
          </table:table-cell>
          <table:table-cell table:style-name="Таблиця23.D2" office:value-type="string">
            <text:p text:style-name="P41">2</text:p>
          </table:table-cell>
        </table:table-row>
      </table:table>
      <text:p text:style-name="P34"/>
      <table:table table:name="Таблиця24" table:style-name="Таблиця24">
        <table:table-column table:style-name="Таблиця24.A" table:number-columns-repeated="4"/>
        <table:table-row table:style-name="TableLine94281277800640">
          <table:table-cell table:style-name="Таблиця24.A1" office:value-type="string">
            <text:p text:style-name="P17"><text:span text:style-name="Основной_20_текст4"><text:span text:style-name="T49">λ</text:span></text:span></text:p>
          </table:table-cell>
          <table:table-cell table:style-name="Таблиця24.A1" office:value-type="string">
            <text:p text:style-name="P40">1</text:p>
          </table:table-cell>
          <table:table-cell table:style-name="Таблиця24.A1" office:value-type="string">
            <text:p text:style-name="P40">2</text:p>
          </table:table-cell>
          <table:table-cell table:style-name="Таблиця24.D1" office:value-type="string">
            <text:p text:style-name="P40">3</text:p>
          </table:table-cell>
        </table:table-row>
        <table:table-row table:style-name="TableLine94281318762864">
          <table:table-cell table:style-name="Таблиця24.A2" office:value-type="string">
            <text:p text:style-name="P40">х<text:span text:style-name="T83">1</text:span></text:p>
          </table:table-cell>
          <table:table-cell table:style-name="Таблиця24.A2" office:value-type="string">
            <text:p text:style-name="P41">1</text:p>
          </table:table-cell>
          <table:table-cell table:style-name="Таблиця24.A2" office:value-type="string">
            <text:p text:style-name="P41">2</text:p>
          </table:table-cell>
          <table:table-cell table:style-name="Таблиця24.D2" office:value-type="string">
            <text:p text:style-name="P41">1</text:p>
          </table:table-cell>
        </table:table-row>
        <table:table-row table:style-name="TableLine94281342684736">
          <table:table-cell table:style-name="Таблиця24.A2" office:value-type="string">
            <text:p text:style-name="P40">х<text:span text:style-name="T83">2</text:span></text:p>
          </table:table-cell>
          <table:table-cell table:style-name="Таблиця24.A2" office:value-type="string">
            <text:p text:style-name="P41">2</text:p>
          </table:table-cell>
          <table:table-cell table:style-name="Таблиця24.A2" office:value-type="string">
            <text:p text:style-name="P41">1</text:p>
          </table:table-cell>
          <table:table-cell table:style-name="Таблиця24.D2" office:value-type="string">
            <text:p text:style-name="P41">1</text:p>
          </table:table-cell>
        </table:table-row>
      </table:table>
      <text:p text:style-name="P26"><text:span text:style-name="Основной_20_текст4"><text:span text:style-name="T52"/></text:span></text:p>
      <text:p text:style-name="P24"><text:span text:style-name="Основной_20_текст4"><text:span text:style-name="T50">3. </text:span></text:span><text:span text:style-name="Основной_20_текст4"><text:span text:style-name="T49">Знайти мінімальний автомат для скінченного автомата А, заданого суміщеною таблицею переходів/виходів:</text:span></text:span></text:p>
      <text:p text:style-name="P25"><text:span text:style-name="Основной_20_текст4"><text:span text:style-name="T49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8"><text:span text:style-name="T74">δ</text:span>/<text:span text:style-name="T74">λ</text:span></text:p>
          </table:table-cell>
          <table:table-cell table:style-name="Таблиця1.A1" office:value-type="string">
            <text:p text:style-name="P42"><text:span text:style-name="T76">a</text:span><text:span text:style-name="T84">1</text:span></text:p>
          </table:table-cell>
          <table:table-cell table:style-name="Таблиця1.A1" office:value-type="string">
            <text:p text:style-name="P42"><text:span text:style-name="T76">a</text:span><text:span text:style-name="T84">2</text:span></text:p>
          </table:table-cell>
          <table:table-cell table:style-name="Таблиця1.A1" office:value-type="string">
            <text:p text:style-name="P42"><text:span text:style-name="T76">a</text:span><text:span text:style-name="T84">3</text:span></text:p>
          </table:table-cell>
          <table:table-cell table:style-name="Таблиця1.A1" office:value-type="string">
            <text:p text:style-name="P42"><text:span text:style-name="T76">a</text:span><text:span text:style-name="T84">4</text:span></text:p>
          </table:table-cell>
          <table:table-cell table:style-name="Таблиця1.A1" office:value-type="string">
            <text:p text:style-name="P42"><text:span text:style-name="T76">a</text:span><text:span text:style-name="T84">5</text:span></text:p>
          </table:table-cell>
          <table:table-cell table:style-name="Таблиця1.A1" office:value-type="string">
            <text:p text:style-name="P42"><text:span text:style-name="T76">a</text:span><text:span text:style-name="T87">6</text:span></text:p>
          </table:table-cell>
          <table:table-cell table:style-name="Таблиця1.H1" office:value-type="string">
            <text:p text:style-name="P42"><text:span text:style-name="T76">a</text:span><text:span text:style-name="T87">7</text:span></text:p>
          </table:table-cell>
        </table:table-row>
        <table:table-row table:style-name="Таблиця1.1">
          <table:table-cell table:style-name="Таблиця1.A2" office:value-type="string">
            <text:p text:style-name="P42"><text:span text:style-name="T70">x</text:span><text:span text:style-name="T84">1</text:span></text:p>
          </table:table-cell>
          <table:table-cell table:style-name="Таблиця1.A2" office:value-type="string">
            <text:p text:style-name="P42"><text:span text:style-name="T70">a</text:span><text:span text:style-name="T87">3</text:span><text:span text:style-name="T70">/1</text:span></text:p>
          </table:table-cell>
          <table:table-cell table:style-name="Таблиця1.A2" office:value-type="string">
            <text:p text:style-name="P42"><text:span text:style-name="T70">a</text:span><text:span text:style-name="T84">3</text:span><text:span text:style-name="T70">/1</text:span></text:p>
          </table:table-cell>
          <table:table-cell table:style-name="Таблиця1.A2" office:value-type="string">
            <text:p text:style-name="P42"><text:span text:style-name="T70">a</text:span><text:span text:style-name="T84">6</text:span><text:span text:style-name="T70">/1</text:span></text:p>
          </table:table-cell>
          <table:table-cell table:style-name="Таблиця1.A2" office:value-type="string">
            <text:p text:style-name="P42"><text:span text:style-name="T70">a</text:span><text:span text:style-name="T84">3</text:span><text:span text:style-name="T70">/1</text:span></text:p>
          </table:table-cell>
          <table:table-cell table:style-name="Таблиця1.A2" office:value-type="string">
            <text:p text:style-name="P42"><text:span text:style-name="T70">a</text:span><text:span text:style-name="T87">4</text:span><text:span text:style-name="T70">/1</text:span></text:p>
          </table:table-cell>
          <table:table-cell table:style-name="Таблиця1.A2" office:value-type="string">
            <text:p text:style-name="P42"><text:span text:style-name="T70">a</text:span><text:span text:style-name="T84">3</text:span><text:span text:style-name="T70">/1</text:span></text:p>
          </table:table-cell>
          <table:table-cell table:style-name="Таблиця1.H2" office:value-type="string">
            <text:p text:style-name="P42"><text:span text:style-name="T70">a</text:span><text:span text:style-name="T84">2</text:span><text:span text:style-name="T70">/1</text:span></text:p>
          </table:table-cell>
        </table:table-row>
        <table:table-row table:style-name="Таблиця1.1">
          <table:table-cell table:style-name="Таблиця1.A2" office:value-type="string">
            <text:p text:style-name="P42"><text:span text:style-name="T70">x</text:span><text:span text:style-name="T84">2</text:span></text:p>
          </table:table-cell>
          <table:table-cell table:style-name="Таблиця1.A2" office:value-type="string">
            <text:p text:style-name="P42"><text:span text:style-name="T70">a</text:span><text:span text:style-name="T87">2</text:span><text:span text:style-name="T70">/2</text:span></text:p>
          </table:table-cell>
          <table:table-cell table:style-name="Таблиця1.A2" office:value-type="string">
            <text:p text:style-name="P42"><text:span text:style-name="T70">a</text:span><text:span text:style-name="T84">5</text:span><text:span text:style-name="T70">/2</text:span></text:p>
          </table:table-cell>
          <table:table-cell table:style-name="Таблиця1.A2" office:value-type="string">
            <text:p text:style-name="P42"><text:span text:style-name="T70">a</text:span><text:span text:style-name="T84">3</text:span><text:span text:style-name="T70">/2</text:span></text:p>
          </table:table-cell>
          <table:table-cell table:style-name="Таблиця1.A2" office:value-type="string">
            <text:p text:style-name="P42"><text:span text:style-name="T70">a</text:span><text:span text:style-name="T84">7</text:span><text:span text:style-name="T70">/2</text:span></text:p>
          </table:table-cell>
          <table:table-cell table:style-name="Таблиця1.A2" office:value-type="string">
            <text:p text:style-name="P42"><text:span text:style-name="T70">a</text:span><text:span text:style-name="T87">6</text:span><text:span text:style-name="T70">/2</text:span></text:p>
          </table:table-cell>
          <table:table-cell table:style-name="Таблиця1.A2" office:value-type="string">
            <text:p text:style-name="P42"><text:span text:style-name="T70">a</text:span><text:span text:style-name="T84">4</text:span><text:span text:style-name="T70">/2</text:span></text:p>
          </table:table-cell>
          <table:table-cell table:style-name="Таблиця1.H2" office:value-type="string">
            <text:p text:style-name="P42"><text:span text:style-name="T70">a</text:span><text:span text:style-name="T84">1</text:span><text:span text:style-name="T70">/2</text:span></text:p>
          </table:table-cell>
        </table:table-row>
        <table:table-row table:style-name="Таблиця1.1">
          <table:table-cell table:style-name="Таблиця1.A2" office:value-type="string">
            <text:p text:style-name="P42"><text:span text:style-name="T70">x</text:span><text:span text:style-name="T84">3</text:span></text:p>
          </table:table-cell>
          <table:table-cell table:style-name="Таблиця1.A2" office:value-type="string">
            <text:p text:style-name="P42"><text:span text:style-name="T70">a</text:span><text:span text:style-name="T87">4</text:span><text:span text:style-name="T70">/</text:span><text:span text:style-name="T71">1</text:span></text:p>
          </table:table-cell>
          <table:table-cell table:style-name="Таблиця1.A2" office:value-type="string">
            <text:p text:style-name="P42"><text:span text:style-name="T70">a</text:span><text:span text:style-name="T84">4</text:span><text:span text:style-name="T70">/1</text:span></text:p>
          </table:table-cell>
          <table:table-cell table:style-name="Таблиця1.A2" office:value-type="string">
            <text:p text:style-name="P42"><text:span text:style-name="T70">a</text:span><text:span text:style-name="T84">3</text:span><text:span text:style-name="T70">/1</text:span></text:p>
          </table:table-cell>
          <table:table-cell table:style-name="Таблиця1.A2" office:value-type="string">
            <text:p text:style-name="P42"><text:span text:style-name="T70">a</text:span><text:span text:style-name="T84">2</text:span><text:span text:style-name="T70">/1</text:span></text:p>
          </table:table-cell>
          <table:table-cell table:style-name="Таблиця1.A2" office:value-type="string">
            <text:p text:style-name="P42"><text:span text:style-name="T70">a</text:span><text:span text:style-name="T84">5</text:span><text:span text:style-name="T70">/</text:span><text:span text:style-name="T71">2</text:span></text:p>
          </table:table-cell>
          <table:table-cell table:style-name="Таблиця1.A2" office:value-type="string">
            <text:p text:style-name="P42"><text:span text:style-name="T70">a</text:span><text:span text:style-name="T84">5</text:span><text:span text:style-name="T70">/1</text:span></text:p>
          </table:table-cell>
          <table:table-cell table:style-name="Таблиця1.H2" office:value-type="string">
            <text:p text:style-name="P42"><text:span text:style-name="T70">a</text:span><text:span text:style-name="T84">7</text:span><text:span text:style-name="T70">/2</text:span></text:p>
          </table:table-cell>
        </table:table-row>
      </table:table>
      <text:p text:style-name="P20"/>
      <text:p text:style-name="P9"><text:span text:style-name="Основной_20_текст4"><text:span text:style-name="T51">4. </text:span></text:span><text:span text:style-name="Основной_20_текст4"><text:span text:style-name="T61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93">1</text:span></text:span><text:span text:style-name="Основной_20_текст4"><text:span text:style-name="T61"> i A</text:span></text:span><text:span text:style-name="Основной_20_текст4"><text:span text:style-name="T93">2</text:span></text:span><text:span text:style-name="Основной_20_текст4"><text:span text:style-name="T61">.</text:span></text:span></text:p>
      <text:p text:style-name="P15"><text:span text:style-name="Основной_20_текст4"><text:span text:style-name="T60"/></text:span></text:p>
      <text:p text:style-name="P15"><text:span text:style-name="Основной_20_текст4"><text:span text:style-name="T49">A</text:span></text:span><text:span text:style-name="Основной_20_текст4"><text:span text:style-name="T88">1</text:span></text:span><text:span text:style-name="Основной_20_текст4"><text:span text:style-name="T49">:</text:span></text:span></text:p>
      <text:p text:style-name="P15"><text:span text:style-name="Основной_20_текст4"><text:span text:style-name="T49"/></text:span></text:p>
      <table:table table:name="Таблиця8" table:style-name="Таблиця8">
        <table:table-column table:style-name="Таблиця8.A" table:number-columns-repeated="9"/>
        <table:table-column table:style-name="Таблиця8.J"/>
        <table:table-row table:style-name="TableLine94281349064704">
          <table:table-cell table:style-name="Таблиця8.A1" office:value-type="string">
            <text:p text:style-name="P16"><text:span text:style-name="Основной_20_текст4"><text:span text:style-name="T49">δ</text:span></text:span><text:span text:style-name="Основной_20_текст4"><text:span text:style-name="T88">1</text:span></text:span><text:span text:style-name="Основной_20_текст4"><text:span text:style-name="T49">/λ</text:span></text:span><text:span text:style-name="Основной_20_текст4"><text:span text:style-name="T88">1</text:span></text:span></text:p>
          </table:table-cell>
          <table:table-cell table:style-name="Таблиця8.A1" office:value-type="string">
            <text:p text:style-name="P39">1</text:p>
          </table:table-cell>
          <table:table-cell table:style-name="Таблиця8.A1" office:value-type="string">
            <text:p text:style-name="P39">2</text:p>
          </table:table-cell>
          <table:table-cell table:style-name="Таблиця8.A1" office:value-type="string">
            <text:p text:style-name="P39">3</text:p>
          </table:table-cell>
          <table:table-cell table:style-name="Таблиця8.A1" office:value-type="string">
            <text:p text:style-name="P39">4</text:p>
          </table:table-cell>
          <table:table-cell table:style-name="Таблиця8.A1" office:value-type="string">
            <text:p text:style-name="P39">5</text:p>
          </table:table-cell>
          <table:table-cell table:style-name="Таблиця8.A1" office:value-type="string">
            <text:p text:style-name="P39">6</text:p>
          </table:table-cell>
          <table:table-cell table:style-name="Таблиця8.A1" office:value-type="string">
            <text:p text:style-name="P39">7</text:p>
          </table:table-cell>
          <table:table-cell table:style-name="Таблиця8.A1" office:value-type="string">
            <text:p text:style-name="P39">8</text:p>
          </table:table-cell>
          <table:table-cell table:style-name="Таблиця8.J1" office:value-type="string">
            <text:p text:style-name="P39">9</text:p>
          </table:table-cell>
        </table:table-row>
        <text:soft-page-break/>
        <table:table-row table:style-name="TableLine94281327989376">
          <table:table-cell table:style-name="Таблиця8.A2" office:value-type="string">
            <text:p text:style-name="P39">х<text:span text:style-name="T83">1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1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5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8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1</text:span></text:span></text:p>
          </table:table-cell>
          <table:table-cell table:style-name="Таблиця8.J2" office:value-type="string">
            <text:p text:style-name="P16"><text:span text:style-name="Основной_20_текст4"><text:span text:style-name="T49">6/2</text:span></text:span></text:p>
          </table:table-cell>
        </table:table-row>
        <table:table-row table:style-name="TableLine94281351806272">
          <table:table-cell table:style-name="Таблиця8.A2" office:value-type="string">
            <text:p text:style-name="P39">х<text:span text:style-name="T83">2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3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7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7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7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7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4/1</text:span></text:span></text:p>
          </table:table-cell>
          <table:table-cell table:style-name="Таблиця8.J2" office:value-type="string">
            <text:p text:style-name="P16"><text:span text:style-name="Основной_20_текст4"><text:span text:style-name="T49">4/1</text:span></text:span></text:p>
          </table:table-cell>
        </table:table-row>
        <table:table-row table:style-name="TableLine94281296540512">
          <table:table-cell table:style-name="Таблиця8.A2" office:value-type="string">
            <text:p text:style-name="P39">х<text:span text:style-name="T83">3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9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2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2/1</text:span></text:span></text:p>
          </table:table-cell>
          <table:table-cell table:style-name="Таблиця8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8.J2" office:value-type="string">
            <text:p text:style-name="P16"><text:span text:style-name="Основной_20_текст4"><text:span text:style-name="T49">4/2</text:span></text:span></text:p>
          </table:table-cell>
        </table:table-row>
      </table:table>
      <text:p text:style-name="P15"><text:span text:style-name="Основной_20_текст4"><text:span text:style-name="T49"/></text:span></text:p>
      <text:p text:style-name="P15"><text:span text:style-name="Основной_20_текст4"><text:span text:style-name="T49">A</text:span></text:span><text:span text:style-name="Основной_20_текст4"><text:span text:style-name="T88">2</text:span></text:span><text:span text:style-name="Основной_20_текст4"><text:span text:style-name="T49">:</text:span></text:span></text:p>
      <text:p text:style-name="P15"><text:span text:style-name="Основной_20_текст4"><text:span text:style-name="T49"/></text:span></text:p>
      <table:table table:name="Таблиця11" table:style-name="Таблиця11">
        <table:table-column table:style-name="Таблиця11.A"/>
        <table:table-column table:style-name="Таблиця11.B" table:number-columns-repeated="4"/>
        <table:table-column table:style-name="Таблиця11.A"/>
        <table:table-column table:style-name="Таблиця11.B"/>
        <table:table-column table:style-name="Таблиця11.H"/>
        <table:table-row table:style-name="TableLine94281276538528">
          <table:table-cell table:style-name="Таблиця11.A1" office:value-type="string">
            <text:p text:style-name="P16"><text:span text:style-name="Основной_20_текст4"><text:span text:style-name="T49">δ</text:span></text:span><text:span text:style-name="Основной_20_текст4"><text:span text:style-name="T92">2</text:span></text:span><text:span text:style-name="Основной_20_текст4"><text:span text:style-name="T49">/λ</text:span></text:span><text:span text:style-name="Основной_20_текст4"><text:span text:style-name="T92">2</text:span></text:span></text:p>
          </table:table-cell>
          <table:table-cell table:style-name="Таблиця11.A1" office:value-type="string">
            <text:p text:style-name="P39">1</text:p>
          </table:table-cell>
          <table:table-cell table:style-name="Таблиця11.A1" office:value-type="string">
            <text:p text:style-name="P39">2</text:p>
          </table:table-cell>
          <table:table-cell table:style-name="Таблиця11.A1" office:value-type="string">
            <text:p text:style-name="P39">3</text:p>
          </table:table-cell>
          <table:table-cell table:style-name="Таблиця11.A1" office:value-type="string">
            <text:p text:style-name="P39">4</text:p>
          </table:table-cell>
          <table:table-cell table:style-name="Таблиця11.A1" office:value-type="string">
            <text:p text:style-name="P39">5</text:p>
          </table:table-cell>
          <table:table-cell table:style-name="Таблиця11.A1" office:value-type="string">
            <text:p text:style-name="P39">6</text:p>
          </table:table-cell>
          <table:table-cell table:style-name="Таблиця11.H1" office:value-type="string">
            <text:p text:style-name="P39">7</text:p>
          </table:table-cell>
        </table:table-row>
        <table:table-row table:style-name="TableLine94281336257232">
          <table:table-cell table:style-name="Таблиця11.A2" office:value-type="string">
            <text:p text:style-name="P39">х<text:span text:style-name="T83">1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4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6/1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4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11.H2" office:value-type="string">
            <text:p text:style-name="P16"><text:span text:style-name="Основной_20_текст4"><text:span text:style-name="T49">4/2</text:span></text:span></text:p>
          </table:table-cell>
        </table:table-row>
        <table:table-row table:style-name="TableLine94281225275904">
          <table:table-cell table:style-name="Таблиця11.A2" office:value-type="string">
            <text:p text:style-name="P39">х<text:span text:style-name="T83">2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7/1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5/1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7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7/1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5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5/2</text:span></text:span></text:p>
          </table:table-cell>
          <table:table-cell table:style-name="Таблиця11.H2" office:value-type="string">
            <text:p text:style-name="P16"><text:span text:style-name="Основной_20_текст4"><text:span text:style-name="T49">3/2</text:span></text:span></text:p>
          </table:table-cell>
        </table:table-row>
        <table:table-row table:style-name="TableLine94281229656576">
          <table:table-cell table:style-name="Таблиця11.A2" office:value-type="string">
            <text:p text:style-name="P39">х<text:span text:style-name="T83">3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5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3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2/1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1/1</text:span></text:span></text:p>
          </table:table-cell>
          <table:table-cell table:style-name="Таблиця11.A2" office:value-type="string">
            <text:p text:style-name="P16"><text:span text:style-name="Основной_20_текст4"><text:span text:style-name="T49">6/1</text:span></text:span></text:p>
          </table:table-cell>
          <table:table-cell table:style-name="Таблиця11.H2" office:value-type="string">
            <text:p text:style-name="P16"><text:span text:style-name="Основной_20_текст4"><text:span text:style-name="T49">2/1</text:span></text:span></text:p>
          </table:table-cell>
        </table:table-row>
      </table:table>
      <text:p text:style-name="P15"><text:span text:style-name="Основной_20_текст4"><text:span text:style-name="T49"/></text:span></text:p>
      <text:p text:style-name="P9"><text:span text:style-name="Основной_20_текст4"><text:span text:style-name="T59">5. </text:span></text:span><text:span text:style-name="Основной_20_текст4"><text:span text:style-name="T52">Довести, що iзоморфнi автомати є невiдрiзнюваними (еквiвалентними) мiж собою.</text:span></text:span></text:p>
      <text:p text:style-name="P9"><text:span text:style-name="Основной_20_текст4"><text:span text:style-name="T52"/></text:span></text:p>
      <text:p text:style-name="P2"><text:span text:style-name="Основной_20_текст4"><text:span text:style-name="T53">6. </text:span></text:span><text:span text:style-name="Основной_20_текст4"><text:span text:style-name="T54">Нехай Х</text:span></text:span><text:span text:style-name="Основной_20_текст4"><text:span text:style-name="T99">*</text:span></text:span><text:span text:style-name="Основной_20_текст4"><text:span text:style-name="T54"> </text:span></text:span><text:span text:style-name="Основной_20_текст4"><text:span text:style-name="T53">– </text:span></text:span><text:span text:style-name="Основной_20_текст4"><text:span text:style-name="T55">множина всіх слів </text:span></text:span><text:span text:style-name="Основной_20_текст4"><text:span text:style-name="T56">у</text:span></text:span><text:span text:style-name="Основной_20_текст4"><text:span text:style-name="T55"> алфавіті Х. </text:span></text:span><text:span text:style-name="Основной_20_текст4"><text:span text:style-name="T53">Побудувати граф та таблиці переходів і виходів автомата А: {x</text:span></text:span><text:span text:style-name="Основной_20_текст4"><text:span text:style-name="T90">1</text:span></text:span><text:span text:style-name="Основной_20_текст4"><text:span text:style-name="T53">, x</text:span></text:span><text:span text:style-name="Основной_20_текст4"><text:span text:style-name="T90">2</text:span></text:span><text:span text:style-name="Основной_20_текст4"><text:span text:style-name="T53">, x</text:span></text:span><text:span text:style-name="Основной_20_текст4"><text:span text:style-name="T90">3</text:span></text:span><text:span text:style-name="Основной_20_текст4"><text:span text:style-name="T53">, x</text:span></text:span><text:span text:style-name="Основной_20_текст4"><text:span text:style-name="T90">4</text:span></text:span><text:span text:style-name="Основной_20_текст4"><text:span text:style-name="T53">}</text:span></text:span><text:span text:style-name="Основной_20_текст4"><text:span text:style-name="T100">*</text:span></text:span><text:span text:style-name="Основной_20_текст4"><text:span text:style-name="T62">→</text:span></text:span><text:span text:style-name="Основной_20_текст4"><text:span text:style-name="T53">{0, 1}</text:span></text:span><text:span text:style-name="Основной_20_текст4"><text:span text:style-name="T100">*</text:span></text:span><text:span text:style-name="Основной_20_текст4"><text:span text:style-name="T53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90">1</text:span></text:span><text:span text:style-name="Основной_20_текст4"><text:span text:style-name="T53"> – ліва дужка, x</text:span></text:span><text:span text:style-name="Основной_20_текст4"><text:span text:style-name="T91">2</text:span></text:span><text:span text:style-name="Основной_20_текст4"><text:span text:style-name="T53"> – символ, що позначає кінець виразу, x</text:span></text:span><text:span text:style-name="Основной_20_текст4"><text:span text:style-name="T91">3</text:span></text:span><text:span text:style-name="Основной_20_текст4"><text:span text:style-name="T53"> – права дужка, x</text:span></text:span><text:span text:style-name="Основной_20_текст4"><text:span text:style-name="T91">4</text:span></text:span><text:span text:style-name="Основной_20_текст4"><text:span text:style-name="T53"> – будь-який символ, крім лівої і правої дужок та кінця виразу.</text:span></text:span></text:p>
      <text:p text:style-name="P1"><text:span text:style-name="Основной_20_текст4"><text:span text:style-name="T53"/></text:span></text:p>
      <text:p text:style-name="P4"><text:span text:style-name="Основной_20_текст4"><text:span text:style-name="T12">7. </text:span></text:span><text:span text:style-name="Основной_20_текст4"><text:span text:style-name="T13">Написати регулярний вираз, що задає подію </text:span></text:span><text:span text:style-name="Основной_20_текст4"><text:span text:style-name="T14">Р</text:span></text:span><text:span text:style-name="Основной_20_текст4"><text:span text:style-name="T72">∩</text:span></text:span><text:span text:style-name="Основной_20_текст4"><text:span text:style-name="T13">Q в алфавіті Х={0, 1}, де Р – подія, що складається лише з таких слів в алфавіті Х, </text:span></text:span><text:span text:style-name="Основной_20_текст4"><text:span text:style-name="T15">у </text:span></text:span><text:span text:style-name="Основной_20_текст4"><text:span text:style-name="T13">як</text:span></text:span><text:span text:style-name="Основной_20_текст4"><text:span text:style-name="T15">их </text:span></text:span><text:span text:style-name="Основной_20_текст4"><text:span text:style-name="T30">друг</text:span></text:span><text:span text:style-name="Основной_20_текст4"><text:span text:style-name="T15">им</text:span></text:span><text:span text:style-name="Основной_20_текст4"><text:span text:style-name="T13"> </text:span></text:span><text:span text:style-name="Основной_20_текст4"><text:span text:style-name="T15">символом </text:span></text:span><text:span text:style-name="Основной_20_текст4"><text:span text:style-name="T30">від кінця </text:span></text:span><text:span text:style-name="Основной_20_текст4"><text:span text:style-name="T15">є</text:span></text:span><text:span text:style-name="Основной_20_текст4"><text:span text:style-name="T16"> </text:span></text:span><text:span text:style-name="Основной_20_текст4"><text:span text:style-name="T17">1</text:span></text:span><text:span text:style-name="Основной_20_текст4"><text:span text:style-name="T13">, а Q – </text:span></text:span><text:span text:style-name="Основной_20_текст4"><text:span text:style-name="T18">це множина всіх слів у</text:span></text:span><text:span text:style-name="Основной_20_текст4"><text:span text:style-name="T13"> алфавіті Х, </text:span></text:span><text:span text:style-name="Основной_20_текст4"><text:span text:style-name="T18">які починаються з </text:span></text:span><text:span text:style-name="Основной_20_текст4"><text:span text:style-name="T16">0</text:span></text:span><text:span text:style-name="Основной_20_текст4"><text:span text:style-name="T18">.</text:span></text:span></text:p>
      <text:p text:style-name="P4"><text:span text:style-name="Основной_20_текст4"><text:span text:style-name="T12"/></text:span></text:p>
      <text:p text:style-name="P15"><text:span text:style-name="Основной_20_текст4"><text:span text:style-name="T59">9</text:span></text:span><text:span text:style-name="Основной_20_текст4"><text:span text:style-name="T58">. </text:span></text:span><text:span text:style-name="Основной_20_текст4"><text:span text:style-name="T52">Побудувати приклад двох невiдрiзнюваних автоматiв, якi не є iзоморфними.</text:span></text:span></text:p>
      <text:p text:style-name="P5"><text:span text:style-name="Основной_20_текст4"><text:span text:style-name="T31"/></text:span></text:p>
      <text:p text:style-name="P5"><text:span text:style-name="T77">9</text:span><text:span text:style-name="T78">. </text:span><text:span text:style-name="T81">Нехай подія P зображувана в скінченному автоматі A та </text:span><text:span text:style-name="T82">e</text:span><text:span text:style-name="T81">∉P 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63">е </text:span></text:span><text:span text:style-name="Основной_20_текст4"><text:span text:style-name="T19">–</text:span></text:span><text:span text:style-name="Основной_20_текст4"><text:span text:style-name="T20"> </text:span></text:span><text:span text:style-name="Основной_20_текст4"><text:span text:style-name="T21">порожнє </text:span></text:span><text:span text:style-name="Основной_20_текст4"><text:span text:style-name="T20">слово</text:span></text:span><text:span text:style-name="Основной_20_текст_20__28_3_29__20__2b__20_Интервал_20_1_20_pt"><text:span text:style-name="T44">)</text:span></text:span><text:span text:style-name="T81">. Як побудувати новий скінченний автомат A′, що зображує подію P ∪ {</text:span><text:span text:style-name="T82">e</text:span><text:span text:style-name="T81">}?</text:span></text:p>
      <text:p text:style-name="P13"/>
      <text:p text:style-name="P31"><text:span text:style-name="T112">10</text:span><text:span text:style-name="T111">. Нехай для непорожньої події P виконується рівність P</text:span><text:span text:style-name="T106">2</text:span><text:span text:style-name="T111">=P. Довести, що:</text:span></text:p>
      <text:p text:style-name="P27"><text:span text:style-name="T76">(а) </text:span><text:span text:style-name="T80">e</text:span><text:span text:style-name="T76">∈P 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63">е </text:span></text:span><text:span text:style-name="Основной_20_текст4"><text:span text:style-name="T19">–</text:span></text:span><text:span text:style-name="Основной_20_текст4"><text:span text:style-name="T20"> </text:span></text:span><text:span text:style-name="Основной_20_текст4"><text:span text:style-name="T21">порожнє </text:span></text:span><text:span text:style-name="Основной_20_текст4"><text:span text:style-name="T20">слово</text:span></text:span><text:span text:style-name="Основной_20_текст_20__28_3_29__20__2b__20_Интервал_20_1_20_pt"><text:span text:style-name="T44">)</text:span></text:span><text:span text:style-name="T76">; (б) P</text:span><text:span text:style-name="T105">*</text:span><text:span text:style-name="T76">=P.</text:span></text:p>
      <text:p text:style-name="P28"/>
      <text:p text:style-name="P10"><text:span text:style-name="T109">1</text:span><text:span text:style-name="T110">1</text:span><text:span text:style-name="T108">. </text:span><text:span text:style-name="Основной_20_текст4"><text:span text:style-name="T22">Нехай Р – нерегулярна подія, R – скінченна подія. Довести, що подія S – нерегулярна, </text:span></text:span><text:span text:style-name="Основной_20_текст4"><text:span text:style-name="T37">якщо</text:span></text:span><text:span text:style-name="Основной_20_текст4"><text:span text:style-name="T22">: а) S=P</text:span></text:span><text:span text:style-name="Основной_20_текст4"><text:span text:style-name="T48">∪</text:span></text:span><text:span text:style-name="Основной_20_текст4"><text:span text:style-name="T22">R, б) S=P\R.</text:span></text:span></text:p>
      <text:p text:style-name="P5"><text:span text:style-name="Основной_20_текст4"><text:span text:style-name="T79"/></text:span></text:p>
      <text:p text:style-name="P7"><text:span text:style-name="Основной_20_текст4"><text:span text:style-name="T24">1</text:span></text:span><text:span text:style-name="Основной_20_текст4"><text:span text:style-name="T32">2</text:span></text:span><text:span text:style-name="Основной_20_текст4"><text:span text:style-name="T24">. </text:span></text:span><text:span text:style-name="Основной_20_текст4"><text:span text:style-name="T38">Навести приклад таких подій P і Q, що:</text:span></text:span></text:p>
      <text:p text:style-name="P7"><text:span text:style-name="Основной_20_текст4"><text:span text:style-name="T38">(а) P ⊂ Q, однак P* = Q*; (б) P* = Q*, однак P ⊄ Q (символ ⊄ позначає, що не виконується жодне зі співвідношень ⊃ , ⊇ , ⊂ , ⊆ , =)</text:span></text:span><text:span text:style-name="Основной_20_текст4"><text:span text:style-name="T24">.</text:span></text:span></text:p>
      <text:p text:style-name="P5"><text:span text:style-name="Основной_20_текст4"><text:span text:style-name="T24"/></text:span></text:p>
      <text:p text:style-name="P11"><text:span text:style-name="Основной_20_текст4"><text:span text:style-name="T28">1</text:span></text:span><text:span text:style-name="Основной_20_текст4"><text:span text:style-name="T33">3</text:span></text:span><text:span text:style-name="Основной_20_текст4"><text:span text:style-name="T28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24">.</text:span></text:span></text:p>
      <text:p text:style-name="P11"><text:span text:style-name="Основной_20_текст4"><text:span text:style-name="T24"/></text:span></text:p>
      <text:p text:style-name="P5"><text:span text:style-name="Основной_20_текст4"><text:span text:style-name="T67">1</text:span></text:span><text:span text:style-name="Основной_20_текст4"><text:span text:style-name="T68">4</text:span></text:span><text:span text:style-name="Основной_20_текст4"><text:span text:style-name="T67">. Довести л</text:span></text:span><text:span text:style-name="Основной_20_текст4"><text:span text:style-name="T69">ем</text:span></text:span><text:span text:style-name="Основной_20_текст4"><text:span text:style-name="T67">у</text:span></text:span><text:span text:style-name="Основной_20_текст4"><text:span text:style-name="T69"> “про накачку”: </text:span></text:span><text:span text:style-name="Основной_20_текст4"><text:span text:style-name="T67">д</text:span></text:span><text:span text:style-name="Основной_20_текст4"><text:span text:style-name="T69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65">w</text:span></text:span><text:span text:style-name="Основной_20_текст_20__28_3_29__20__2b__20_Интервал_20_1_20_pt"><text:span text:style-name="T47">∈</text:span></text:span><text:span text:style-name="Основной_20_текст4"><text:span text:style-name="T24">Р можна записати у вигляді <text:s/></text:span></text:span><text:span text:style-name="Основной_20_текст_20__28_3_29__20__2b__20_Интервал_20_1_20_pt"><text:span text:style-name="T65">w=р</text:span></text:span><text:span text:style-name="Основной_20_текст_20__28_3_29__20__2b__20_Интервал_20_1_20_pt"><text:span text:style-name="T94">1</text:span></text:span><text:span text:style-name="Основной_20_текст_20__28_3_29__20__2b__20_Интервал_20_1_20_pt"><text:span text:style-name="T65">рр</text:span></text:span><text:span text:style-name="Основной_20_текст_20__28_3_29__20__2b__20_Интервал_20_1_20_pt"><text:span text:style-name="T94">2</text:span></text:span><text:span text:style-name="Основной_20_текст_20__28_3_29__20__2b__20_Интервал_20_1_20_pt"><text:span text:style-name="T46">, </text:span></text:span><text:span text:style-name="Основной_20_текст_20__28_3_29__20__2b__20_Интервал_20_1_20_pt"><text:span text:style-name="T45">де </text:span></text:span><text:span text:style-name="Основной_20_текст_20__28_3_29__20__2b__20_Интервал_20_1_20_pt"><text:span text:style-name="T65">р</text:span></text:span><text:span text:style-name="Основной_20_текст_20__28_3_29__20__2b__20_Интервал_20_1_20_pt"><text:span text:style-name="T47">≠</text:span></text:span><text:span text:style-name="Основной_20_текст_20__28_3_29__20__2b__20_Интервал_20_1_20_pt"><text:span text:style-name="T64">е</text:span></text:span><text:span text:style-name="Основной_20_текст_20__28_3_29__20__2b__20_Интервал_20_1_20_pt"><text:span text:style-name="T63"> </text:span></text:span><text:span text:style-name="Основной_20_текст_20__28_3_29__20__2b__20_Интервал_20_1_20_pt"><text:span text:style-name="T44">(</text:span></text:span><text:span text:style-name="Основной_20_текст_20__28_3_29__20__2b__20_Интервал_20_1_20_pt"><text:span text:style-name="T63">е </text:span></text:span><text:span text:style-name="Основной_20_текст4"><text:span text:style-name="T19">–</text:span></text:span><text:span text:style-name="Основной_20_текст4"><text:span text:style-name="T20"> </text:span></text:span><text:span text:style-name="Основной_20_текст4"><text:span text:style-name="T21">порожнє </text:span></text:span><text:span text:style-name="Основной_20_текст4"><text:span text:style-name="T20">слово</text:span></text:span><text:span text:style-name="Основной_20_текст_20__28_3_29__20__2b__20_Интервал_20_1_20_pt"><text:span text:style-name="T44">)</text:span></text:span><text:span text:style-name="Основной_20_текст_20__28_3_29__20__2b__20_Интервал_20_1_20_pt"><text:span text:style-name="T46">, так, що для всіх k = 0, 1, 2, ... виконуватиметься </text:span></text:span><text:span text:style-name="Основной_20_текст_20__28_3_29__20__2b__20_Интервал_20_1_20_pt"><text:span text:style-name="T65">р</text:span></text:span><text:span text:style-name="Основной_20_текст_20__28_3_29__20__2b__20_Интервал_20_1_20_pt"><text:span text:style-name="T94">1</text:span></text:span><text:span text:style-name="Основной_20_текст_20__28_3_29__20__2b__20_Интервал_20_1_20_pt"><text:span text:style-name="T65">р</text:span></text:span><text:span text:style-name="Основной_20_текст_20__28_3_29__20__2b__20_Интервал_20_1_20_pt"><text:span text:style-name="T101">k</text:span></text:span><text:span text:style-name="Основной_20_текст_20__28_3_29__20__2b__20_Интервал_20_1_20_pt"><text:span text:style-name="T65">р</text:span></text:span><text:span text:style-name="Основной_20_текст_20__28_3_29__20__2b__20_Интервал_20_1_20_pt"><text:span text:style-name="T94">2</text:span></text:span><text:span text:style-name="Основной_20_текст_20__28_3_29__20__2b__20_Интервал_20_1_20_pt"><text:span text:style-name="T47">∈</text:span></text:span><text:span text:style-name="Основной_20_текст4"><text:span text:style-name="T24">Р.</text:span></text:span></text:p>
      <text:p text:style-name="P5"><text:span text:style-name="Основной_20_текст4"><text:span text:style-name="T1"/></text:span></text:p>
      <text:p text:style-name="P5"><text:span text:style-name="Основной_20_текст4"><text:span text:style-name="T31">1</text:span></text:span><text:span text:style-name="Основной_20_текст4"><text:span text:style-name="T33">5</text:span></text:span><text:span text:style-name="Основной_20_текст4"><text:span text:style-name="T31">. </text:span></text:span><text:span text:style-name="Основной_20_текст4"><text:span text:style-name="T34">Навести приклад події, яка нерегулярна і (одночасно) задовольняє умову “леми про накачку”.</text:span></text:span></text:p>
      <text:p text:style-name="P5"><text:soft-page-break/><text:span text:style-name="Основной_20_текст4"><text:span text:style-name="T34"/></text:span></text:p>
      <text:p text:style-name="P5"><text:span text:style-name="Основной_20_текст4"><text:span text:style-name="T23">1</text:span></text:span><text:span text:style-name="Основной_20_текст4"><text:span text:style-name="T33">6</text:span></text:span><text:span text:style-name="Основной_20_текст4"><text:span text:style-name="T23">. </text:span></text:span><text:span text:style-name="Основной_20_текст4"><text:span text:style-name="T24">Нехай </text:span></text:span><text:span text:style-name="Основной_20_текст4"><text:span text:style-name="T66">х</text:span></text:span><text:span text:style-name="Основной_20_текст4"><text:span text:style-name="T102">k</text:span></text:span><text:span text:style-name="Основной_20_текст4"><text:span text:style-name="T24"> – слово, що складається з k символів </text:span></text:span><text:span text:style-name="Основной_20_текст4"><text:span text:style-name="T66">х</text:span></text:span><text:span text:style-name="Основной_20_текст4"><text:span text:style-name="T24">. Скориставшись лемою “про накачку” </text:span></text:span><text:span text:style-name="Основной_20_текст4"><text:span text:style-name="T23">(див. задачу №1</text:span></text:span><text:span text:style-name="Основной_20_текст4"><text:span text:style-name="T33">4</text:span></text:span><text:span text:style-name="Основной_20_текст4"><text:span text:style-name="T23">) або, у крайньому разі, іншим методом, дов</text:span></text:span><text:span text:style-name="Основной_20_текст4"><text:span text:style-name="T24">ести, що подія</text:span></text:span></text:p>
      <text:p text:style-name="P5"><text:span text:style-name="Основной_20_текст4"><text:span text:style-name="T24">Р={</text:span></text:span><text:span text:style-name="Основной_20_текст4"><text:span text:style-name="T66">a</text:span></text:span><text:span text:style-name="Основной_20_текст4"><text:span text:style-name="T102">k! </text:span></text:span><text:span text:style-name="Основной_20_текст4"><text:span text:style-name="T24">| </text:span></text:span><text:span text:style-name="Основной_20_текст_20__28_3_29__20__2b__20_Интервал_20_1_20_pt"><text:span text:style-name="T46">k</text:span></text:span><text:span text:style-name="Основной_20_текст4"><text:span text:style-name="T33"> = 0, 1, 2, ...</text:span></text:span><text:span text:style-name="Основной_20_текст4"><text:span text:style-name="T24">} не регулярна.</text:span></text:span></text:p>
      <text:p text:style-name="P5"><text:span text:style-name="Основной_20_текст4"><text:span text:style-name="T24"/></text:span></text:p>
      <text:p text:style-name="P5"><text:span text:style-name="Основной_20_текст4"><text:span text:style-name="T28">1</text:span></text:span><text:span text:style-name="Основной_20_текст4"><text:span text:style-name="T35">7</text:span></text:span><text:span text:style-name="Основной_20_текст4"><text:span text:style-name="T28">. Назвіть критерії оцінки оптимальності (мінімальності) регулярних виразів. </text:span></text:span><text:span text:style-name="Основной_20_текст4"><text:span text:style-name="T29">Чи існує </text:span></text:span><text:span text:style-name="Основной_20_текст4"><text:span text:style-name="T28">в алгебрі регулярних подій </text:span></text:span><text:span text:style-name="Основной_20_текст4"><text:span text:style-name="T29">алгоритм пошуку </text:span></text:span><text:span text:style-name="Основной_20_текст4"><text:span text:style-name="T28">оптимально</text:span></text:span><text:span text:style-name="Основной_20_текст4"><text:span text:style-name="T29">го</text:span></text:span><text:span text:style-name="Основной_20_текст4"><text:span text:style-name="T28"> (мінімально</text:span></text:span><text:span text:style-name="Основной_20_текст4"><text:span text:style-name="T29">го</text:span></text:span><text:span text:style-name="Основной_20_текст4"><text:span text:style-name="T28">) регулярн</text:span></text:span><text:span text:style-name="Основной_20_текст4"><text:span text:style-name="T29">ого</text:span></text:span><text:span text:style-name="Основной_20_текст4"><text:span text:style-name="T28"> вираз</text:span></text:span><text:span text:style-name="Основной_20_текст4"><text:span text:style-name="T29">у, рівносильного </text:span></text:span><text:span text:style-name="Основной_20_текст4"><text:span text:style-name="T28">(еквівалентно</text:span></text:span><text:span text:style-name="Основной_20_текст4"><text:span text:style-name="T29">го</text:span></text:span><text:span text:style-name="Основной_20_текст4"><text:span text:style-name="T28">)</text:span></text:span><text:span text:style-name="Основной_20_текст4"><text:span text:style-name="T29"> даному? Відповідь обґрунтувати.</text:span></text:span></text:p>
      <text:p text:style-name="P5"><text:span text:style-name="Основной_20_текст4"><text:span text:style-name="T29"/></text:span></text:p>
      <text:p text:style-name="P43"><text:span text:style-name="Основной_20_текст4"><text:span text:style-name="T24">1</text:span></text:span><text:span text:style-name="Основной_20_текст4"><text:span text:style-name="T35">8</text:span></text:span><text:span text:style-name="Основной_20_текст4"><text:span text:style-name="T24">. </text:span></text:span><text:span text:style-name="Основной_20_текст4"><text:span text:style-name="T52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73">φ</text:span></text:span><text:span text:style-name="Основной_20_текст4"><text:span text:style-name="T89">A</text:span></text:span><text:span text:style-name="Основной_20_текст4"><text:span text:style-name="T52">(x</text:span></text:span><text:span text:style-name="Основной_20_текст4"><text:span text:style-name="T89">i1</text:span></text:span><text:span text:style-name="Основной_20_текст4"><text:span text:style-name="T52">x</text:span></text:span><text:span text:style-name="Основной_20_текст4"><text:span text:style-name="T89">i2</text:span></text:span><text:span text:style-name="Основной_20_текст4"><text:span text:style-name="T52"> ... x</text:span></text:span><text:span text:style-name="Основной_20_текст4"><text:span text:style-name="T89">ik</text:span></text:span><text:span text:style-name="Основной_20_текст4"><text:span text:style-name="T52">) = y</text:span></text:span><text:span text:style-name="Основной_20_текст4"><text:span text:style-name="T89">i1</text:span></text:span><text:span text:style-name="Основной_20_текст4"><text:span text:style-name="T52">y</text:span></text:span><text:span text:style-name="Основной_20_текст4"><text:span text:style-name="T89">i2</text:span></text:span><text:span text:style-name="Основной_20_текст4"><text:span text:style-name="T52"> ... y</text:span></text:span><text:span text:style-name="Основной_20_текст4"><text:span text:style-name="T89">ik</text:span></text:span><text:span text:style-name="Основной_20_текст4"><text:span text:style-name="T52">:</text:span></text:span></text:p>
      <text:p text:style-name="P43"><text:span text:style-name="Основной_20_текст4"><text:span text:style-name="T52">y</text:span></text:span><text:span text:style-name="Основной_20_текст4"><text:span text:style-name="T89">jk</text:span></text:span><text:span text:style-name="Основной_20_текст4"><text:span text:style-name="T52"> = 1 тодi й лише тодi, коли в словi x</text:span></text:span><text:span text:style-name="Основной_20_текст4"><text:span text:style-name="T89">i1</text:span></text:span><text:span text:style-name="Основной_20_текст4"><text:span text:style-name="T52">x</text:span></text:span><text:span text:style-name="Основной_20_текст4"><text:span text:style-name="T89">i2</text:span></text:span><text:span text:style-name="Основной_20_текст4"><text:span text:style-name="T52"> ... x</text:span></text:span><text:span text:style-name="Основной_20_текст4"><text:span text:style-name="T89">ik</text:span></text:span><text:span text:style-name="Основной_20_текст4"><text:span text:style-name="T52"> кiлькiсть одиниць парна.</text:span></text:span></text:p>
      <text:p text:style-name="P5"><text:span text:style-name="Основной_20_текст4"><text:span text:style-name="T24"/></text:span></text:p>
      <text:p text:style-name="P6"><text:span text:style-name="Основной_20_текст4"><text:span text:style-name="T36">19. Написати регулярний вираз у алфавіті X = {0, 1}, який задає подію, що складається зі всіх слів таких і тільки таких, у яких сьомим символом є 0.</text:span></text:span></text:p>
      <text:p text:style-name="P21"><text:span text:style-name="Основной_20_текст4"><text:span text:style-name="T36"/></text:span></text:p>
      <text:p text:style-name="P12"><text:span text:style-name="Основной_20_текст4"><text:span text:style-name="T39">20. </text:span></text:span><text:span text:style-name="Основной_20_текст4"><text:span text:style-name="T114">Нехай</text:span></text:span><text:span text:style-name="Основной_20_текст4"><text:span text:style-name="T38"> вхідний алфавіт X = {0, 1}. </text:span></text:span><text:span text:style-name="Основной_20_текст4"><text:span text:style-name="T40">Н</text:span></text:span><text:span text:style-name="Основной_20_текст4"><text:span text:style-name="T38">авести автомат, який допускає </text:span></text:span>ланцюжки, де між входженнями "<text:span text:style-name="T115">0</text:span>" парна кількість "<text:span text:style-name="T115">1</text:span>".</text:p>
      <text:p text:style-name="P30"><text:span text:style-name="Основной_20_текст4"><text:span text:style-name="T38"/></text:span></text:p>
      <text:p text:style-name="P8"><text:span text:style-name="Основной_20_текст4"><text:span text:style-name="T52">2</text:span></text:span><text:span text:style-name="Основной_20_текст4"><text:span text:style-name="T59">1</text:span></text:span><text:span text:style-name="Основной_20_текст4"><text:span text:style-name="T57">. </text:span></text:span><text:span text:style-name="Основной_20_текст4"><text:span text:style-name="T52">Довести </text:span></text:span><text:span text:style-name="Основной_20_текст4"><text:span text:style-name="T114">тотожність</text:span></text:span><text:span text:style-name="Основной_20_текст4"><text:span text:style-name="T52"> для регулярних виразів:</text:span></text:span></text:p>
      <text:p text:style-name="P14"><text:span text:style-name="Основной_20_текст4"><text:span text:style-name="T49">(ab)*a = a(ba)*.</text:span></text:span></text:p>
      <text:p text:style-name="P14"><text:span text:style-name="Основной_20_текст4"><text:span text:style-name="T49"/></text:span></text:p>
      <text:p text:style-name="P15"><text:span text:style-name="Основной_20_текст4"><text:span text:style-name="T14">2</text:span></text:span><text:span text:style-name="Основной_20_текст4"><text:span text:style-name="T42">2</text:span></text:span><text:span text:style-name="Основной_20_текст4"><text:span text:style-name="T14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98">1</text:span></text:span><text:span text:style-name="Основной_20_текст4"><text:span text:style-name="T72">∩</text:span></text:span><text:span text:style-name="Основной_20_текст4"><text:span text:style-name="T14">Р</text:span></text:span><text:span text:style-name="Основной_20_текст4"><text:span text:style-name="T98">2</text:span></text:span><text:span text:style-name="Основной_20_текст4"><text:span text:style-name="T14">, де події Р</text:span></text:span><text:span text:style-name="Основной_20_текст4"><text:span text:style-name="T98">1 </text:span></text:span><text:span text:style-name="Основной_20_текст4"><text:span text:style-name="T14">і Р</text:span></text:span><text:span text:style-name="Основной_20_текст4"><text:span text:style-name="T98">2</text:span></text:span><text:span text:style-name="Основной_20_текст4"><text:span text:style-name="T14"> задані регулярними виразами r</text:span></text:span><text:span text:style-name="Основной_20_текст4"><text:span text:style-name="T98">1</text:span></text:span><text:span text:style-name="Основной_20_текст4"><text:span text:style-name="T14"> і r</text:span></text:span><text:span text:style-name="Основной_20_текст4"><text:span text:style-name="T98">2</text:span></text:span><text:span text:style-name="Основной_20_текст4"><text:span text:style-name="T14"> відповідно.</text:span></text:span></text:p>
      <text:p text:style-name="P15"><text:span text:style-name="Основной_20_текст4"><text:span text:style-name="T14"/></text:span></text:p>
      <text:p text:style-name="P29"><text:span text:style-name="T115">2</text:span><text:span text:style-name="T116">3</text:span>. Побудувати скінчений автомат, що розпізнає <text:span text:style-name="T115">не</text:span>парні числа, які записані у двійковій формі та зчитуються зліва направо.</text:p>
      <text:p text:style-name="P29"/>
      <text:p text:style-name="P22"><text:span text:style-name="Основной_20_текст4"><text:span text:style-name="T41">2</text:span></text:span><text:span text:style-name="Основной_20_текст4"><text:span text:style-name="T42">4</text:span></text:span><text:span text:style-name="Основной_20_текст4"><text:span text:style-name="T38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2:55:46.986634398</meta:creation-date>
    <dc:date>2022-05-30T06:20:27.792840855</dc:date>
    <meta:editing-duration>PT2H47M30S</meta:editing-duration>
    <meta:editing-cycles>17</meta:editing-cycles>
    <meta:generator>LibreOffice/6.4.7.2$Linux_X86_64 LibreOffice_project/40$Build-2</meta:generator>
    <meta:document-statistic meta:table-count="6" meta:image-count="0" meta:object-count="0" meta:page-count="3" meta:paragraph-count="182" meta:word-count="872" meta:character-count="5086" meta:non-whitespace-character-count="4376"/>
  </office:meta>
</office:document-meta>
</file>